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1"/>
        <table:table-column table:style-name="co10" table:default-cell-style-name="ce1"/>
        <table:table-column table:style-name="co11" table:default-cell-style-name="ce31"/>
        <table:table-column table:style-name="co12" table:default-cell-style-name="ce1"/>
        <table:table-column table:style-name="co10" table:default-cell-style-name="ce1"/>
        <table:table-column table:style-name="co13" table:default-cell-style-name="ce31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6" table:number-columns-repeated="52"/>
          <table:table-cell table:style-name="ce4" table:number-columns-repeated="525"/>
          <table:table-cell table:style-name="ce36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76">
            <text:p>7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7">
            <text:p>7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3">
            <text:p>8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4">
            <text:p>84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6">
            <text:p>8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2">
            <text:p>9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94">
            <text:p>9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8">
            <text:p>9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103">
            <text:p>10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4">
            <text:p>10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7">
            <text:p>10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8">
            <text:p>10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5">01/25/2024</text:date>, <text:time>13:4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25T13:46:36</dc:date>
    <meta:editing-cycles>271</meta:editing-cycles>
    <meta:editing-duration>PT6H27M17S</meta:editing-duration>
    <meta:document-statistic meta:table-count="1" meta:cell-count="2076" meta:object-count="0"/>
  </office:meta>
</office:document-meta>
</file>